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Support.isDebugEnabl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Support.log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Support.get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Support.trace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Support.isTraceEnabl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Support.debug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Support.isWarnEnabl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Support.setLog( 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Support.warn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